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Expenses management system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Изготвил: Иван Арабаджийски, ФН 8163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What is it all about?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header>
                <text:p><text:s/>Поректът има за цел да улесни следенето на разходите, формиране на групи с общи цели, по-лесното събиране на пари за тези общи цели и спонсориране на kickstarter проекти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So how does it work?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header>
                <text:p>Създавате собствен профил, добавяте описание, снимка и сте готови за действие. Записвате всяко едно плащане и всеки един приход с няколко клика. Създавате групи по интереси и добавяте хора към тях. Трябва да съберете пари за наема този месец? Ще делите разходите за ходене на почивка?</text:p>
                <text:p>Спонсорирайте kickstarter проект или дори създайте собствен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Technologies?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Client side: react.js, redux store, materialize css</text:p>
              </text:list-item>
              <text:list-item>
                <text:p>Server side: node.js, express.js, json web token, cors, mongoose, bcrypt</text:p>
              </text:list-item>
              <text:list-item>
                <text:p>Database: MongoDB</text:p>
              </text:list-item>
              <text:list-item>
                <text:p>И още dotenv, redux toolkit, email-validator, react calend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Frontend?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SPA (single-page application) написан на Raect.</text:p>
              </text:list-item>
              <text:list-item>
                <text:p>Materialize css като основна библиотека за готови компоненти.</text:p>
              </text:list-item>
              <text:list-item>
                <text:p>React calendar</text:p>
              </text:list-item>
              <text:list-item>
                <text:p>Множество собственоръчно написани помощни компоненти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What about the backend?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REST API, спазващ restful принципите.</text:p>
              </text:list-item>
              <text:list-item>
                <text:p>Express за лесно създаване на крайни точки</text:p>
              </text:list-item>
              <text:list-item>
                <text:p>Mongoose за лесна работа с базата данни посредством модели и високо ниво на абстракция</text:p>
              </text:list-item>
              <text:list-item>
                <text:p>Bcrypt за хеширане на пароли</text:p>
              </text:list-item>
              <text:list-item>
                <text:p>JWT за правене на активни user ses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Was it that easy?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Основни затруднения бяха работата с materialize css и на моменти лошата документация, намиране на подходящ вид на някои от елементите, така че да изглеждат добре (все пак не съм дизайнер) както и лошия избор на база данн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Known bugs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Понякога след отварянето на modal елемент от materialize css scroll bar-а на страницата изчезва (overflow = hidden). Необходима е по-детайлна документация от тяхна страна или повече отделено време за дебъг от наша страна.</text:p>
              </text:list-item>
              <text:list-item>
                <text:p>The JS Date class is a nightma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Improvements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Перфекно продължение на проекта би била интеграцията му с истински дебитни карти/paypal, за да може автоматично да съхранява всеки един приход и разход на потребител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Благодаря за вниманието</text:p>
          </draw:text-box>
        </draw:frame>
        <draw:frame presentation:style-name="pr5" draw:layer="layout" svg:width="25.199cm" svg:height="12.987cm" svg:x="1.4cm" svg:y="5.6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5T02:17:32.073657387</meta:creation-date>
    <meta:editing-duration>PT4S</meta:editing-duration>
    <meta:editing-cycles>2</meta:editing-cycles>
    <meta:generator>LibreOffice/6.0.7.3$Linux_X86_64 LibreOffice_project/00m0$Build-3</meta:generator>
    <dc:title>Lights</dc:title>
    <dc:date>2020-07-25T02:49:06.734997061</dc:date>
    <meta:document-statistic meta:object-count="84"/>
  </office:meta>
</office:document-meta>
</file>